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028in" svg:height="7.5949in" svg:x="0.3874in" svg:y="3.8146in">
            <draw:object draw:notify-on-update-of-ranges="Sheet1.A2:Sheet1.A17 Sheet1.C2:Sheet1.C17 Sheet1.D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3299in" svg:height="6.1803in" svg:x="16.4575in" svg:y="7.1213in">
            <draw:object draw:notify-on-update-of-ranges="Sheet1.B2:Sheet1.B17 Sheet1.E2:Sheet1.E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Structure</text:p>
          </table:table-cell>
          <table:table-cell office:value-type="string" calcext:value-type="string">
            <text:p>HB.structure</text:p>
          </table:table-cell>
          <table:table-cell office:value-type="string" calcext:value-type="string">
            <text:p>#interfaces</text:p>
          </table:table-cell>
        </table:table-row>
        <table:table-row table:style-name="ro1">
          <table:table-cell office:value-type="string" calcext:value-type="string">
            <text:p>mathcomp-1.6.1</text:p>
          </table:table-cell>
          <table:table-cell office:value-type="date" office:date-value="2016-12-21" calcext:value-type="date">
            <text:p>2016-12-2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SUM([.C2:.D2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athcomp-1.7.0</text:p>
          </table:table-cell>
          <table:table-cell office:value-type="date" office:date-value="2018-04-24" calcext:value-type="date">
            <text:p>2018-04-2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SUM([.C3:.D3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athcomp-1.8.0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SUM([.C4:.D4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athcomp-1.9.0</text:p>
          </table:table-cell>
          <table:table-cell office:value-type="date" office:date-value="2019-05-22" calcext:value-type="date">
            <text:p>2019-05-2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SUM([.C5:.D5]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athcomp-1.10.0</text:p>
          </table:table-cell>
          <table:table-cell office:value-type="date" office:date-value="2019-11-29" calcext:value-type="date">
            <text:p>2019-11-2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SUM([.C6:.D6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athcomp-1.11.0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C7:.D7]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thcomp-1.12.0</text:p>
          </table:table-cell>
          <table:table-cell office:value-type="date" office:date-value="2020-11-26" calcext:value-type="date">
            <text:p>2020-11-2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C8:.D8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athcomp-1.13.0</text:p>
          </table:table-cell>
          <table:table-cell office:value-type="date" office:date-value="2021-10-28" calcext:value-type="date">
            <text:p>2021-10-2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C9:.D9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thcomp-1.14.0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C10:.D10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thcomp-1.15.0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SUM([.C11:.D11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hcomp-1.16.0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SUM([.C12:.D12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athcomp-1.17.0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SUM([.C13:.D13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athcomp-2.0.0</text:p>
          </table:table-cell>
          <table:table-cell office:value-type="date" office:date-value="2023-05-10" calcext:value-type="date">
            <text:p>2023-05-10</text:p>
          </table:table-cell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table:formula="of:=SUM([.C14:.D14]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thcomp-2.1.0</text:p>
          </table:table-cell>
          <table:table-cell office:value-type="date" office:date-value="2023-10-24" calcext:value-type="date">
            <text:p>2023-10-24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table:formula="of:=SUM([.C15:.D15]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mathcomp-2.2.0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table:formula="of:=SUM([.C16:.D16]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mathcomp-2.2.0-129-g36e48403</text:p>
          </table:table-cell>
          <table:table-cell office:value-type="date" office:date-value="2024-07-15" calcext:value-type="date">
            <text:p>2024-07-15</text:p>
          </table:table-cell>
          <table:table-cell office:value-type="float" office:value="19" calcext:value-type="float">
            <text:p>19</text:p>
          </table:table-cell>
          <table:table-cell office:value-type="float" office:value="211" calcext:value-type="float">
            <text:p>211</text:p>
          </table:table-cell>
          <table:table-cell table:formula="of:=SUM([.C17:.D17])" office:value-type="float" office:value="230" calcext:value-type="float">
            <text:p>230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5:48:00.166494638</meta:creation-date>
    <dc:date>2024-07-15T16:22:05.596305889</dc:date>
    <meta:editing-duration>PT13M5S</meta:editing-duration>
    <meta:editing-cycles>2</meta:editing-cycles>
    <meta:generator>LibreOffice/7.3.7.2$Linux_X86_64 LibreOffice_project/30$Build-2</meta:generator>
    <meta:document-statistic meta:table-count="1" meta:cell-count="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98cm" svg:height="19.292cm" xlink:href=".." xlink:type="simple" chart:class="chart:line" chart:style-name="ch1">
        <chart:legend chart:legend-position="end" svg:x="31.128cm" svg:y="9.098cm" style:legend-expansion="high" chart:style-name="ch2"/>
        <chart:plot-area chart:style-name="ch3" table:cell-range-address="Sheet1.A2:Sheet1.A17 Sheet1.C2:Sheet1.D17" chart:data-source-has-labels="both" svg:x="0.685cm" svg:y="0.385cm" svg:width="29.758cm" svg:height="18.522cm">
          <chart:coordinate-region svg:x="2.585cm" svg:y="0.584cm" svg:width="27.716cm" svg:height="14.313cm"/>
          <chart:axis chart:dimension="x" chart:name="primary-x" chart:style-name="ch4" chartooo:axis-type="auto">
            <chartooo:date-scale/>
            <chart:categories table:cell-range-address="Sheet1.A2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" loext:label-string="structure" chart:class="chart:line">
            <chart:data-point chart:repeated="16"/>
          </chart:series>
          <chart:series chart:style-name="ch7" chart:values-cell-range-address="Sheet1.D2:Sheet1.D17" loext:label-string="hb.structure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ucture</text:p>
              </table:table-cell>
              <table:table-cell office:value-type="string">
                <text:p>hb.structure</text:p>
              </table:table-cell>
            </table:table-row>
          </table:table-header-rows>
          <table:table-rows>
            <table:table-row>
              <table:table-cell office:value-type="string">
                <text:p>mathcomp-1.6.1</text:p>
                <draw:g>
                  <svg:desc>Sheet1.A2:Sheet1.A17</svg:desc>
                </draw:g>
              </table:table-cell>
              <table:table-cell office:value-type="float" office:value="111">
                <text:p>111</text:p>
                <draw:g>
                  <svg:desc>Sheet1.C2:Sheet1.C17</svg:desc>
                </draw:g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mathcomp-1.7.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8.0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9.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0.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1.0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2.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3.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4.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5.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6.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1.17.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comp-2.0.0</text:p>
              </table:table-cell>
              <table:table-cell office:value-type="float" office:value="19">
                <text:p>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mathcomp-2.1.0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mathcomp-2.2.0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mathcomp-2.2.0-129-g36e48403</text:p>
              </table:table-cell>
              <table:table-cell office:value-type="float" office:value="19">
                <text:p>19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1" chart:spline-resolution="4" chart:right-angled-axes="true"/>
    </style:style>
    <style:style style:name="ch4" style:family="chart" style:data-style-name="N49">
      <style:chart-properties chart:display-label="true" chart:logarithmic="false" chart:interval-major="36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319cm" svg:height="15.699cm" xlink:href=".." xlink:type="simple" chart:class="chart:scatter" chart:style-name="ch1">
        <chart:legend chart:legend-position="end" svg:x="28.467cm" svg:y="7.55cm" style:legend-expansion="high" chart:style-name="ch2"/>
        <chart:plot-area chart:style-name="ch3" table:cell-range-address="Sheet1.B2:Sheet1.B17 Sheet1.E2:Sheet1.E17" chart:data-source-has-labels="row" svg:x="0.626cm" svg:y="0.313cm" svg:width="27.215cm" svg:height="15.073cm">
          <chart:coordinate-region svg:x="1.474cm" svg:y="0.512cm" svg:width="25.52cm" svg:height="14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7" loext:label-string="interfaces" chart:class="chart:scatter">
            <chart:domain table:cell-range-address="Sheet1.B2:Sheet1.B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terfac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25">
                <text:p>42725</text:p>
                <draw:g>
                  <svg:desc>Sheet1.B2:Sheet1.B17</svg:desc>
                </draw:g>
              </table:table-cell>
              <table:table-cell office:value-type="float" office:value="111">
                <text:p>111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14">
                <text:p>432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63">
                <text:p>4356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07">
                <text:p>436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98">
                <text:p>437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91">
                <text:p>4399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61">
                <text:p>441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97">
                <text:p>444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80">
                <text:p>445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42">
                <text:p>447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58">
                <text:p>449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55">
                <text:p>45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56">
                <text:p>4505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23">
                <text:p>4522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08">
                <text:p>453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488">
                <text:p>45488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